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HM </text:p>
      <text:p text:style-name="Standard">Frédéric MOAL</text:p>
      <text:p text:style-name="Standard">---12/09/12---</text:p>
      <text:p text:style-name="Standard">objectif</text:p>
      <text:list xml:id="list2169583043" text:style-name="L1">
        <text:list-item>
          <text:p text:style-name="P1">comprehension des architectures MVC</text:p>
        </text:list-item>
        <text:list-item>
          <text:p text:style-name="P1">Maitrise de la conception et de la maintenance d'IHM pour archi clients lourds et legers</text:p>
        </text:list-item>
      </text:list>
      <text:p text:style-name="Standard"/>
      <text:p text:style-name="Standard">Programme</text:p>
      <text:list xml:id="list1048960312" text:style-name="L2">
        <text:list-item>
          <text:p text:style-name="P2">programmation des interfaces graphiques en clients lourds, java swing , MVC</text:p>
        </text:list-item>
        <text:list-item>
          <text:p text:style-name="P2">architectures des interfaces WEB(servlet)</text:p>
        </text:list-item>
        <text:list-item>
          <text:p text:style-name="P2">Utiisation des frameworks Javascript</text:p>
        </text:list-item>
        <text:list-item>
          <text:p text:style-name="P2">interfaces des terminaux portables</text:p>
        </text:list-item>
      </text:list>
      <text:p text:style-name="Standard"/>
      <text:p text:style-name="Standard">pré-requis</text:p>
      <text:list xml:id="list873129167" text:style-name="L3">
        <text:list-item>
          <text:p text:style-name="P3">programmation web,</text:p>
        </text:list-item>
        <text:list-item>
          <text:p text:style-name="P3">java</text:p>
        </text:list-item>
        <text:list-item>
          <text:p text:style-name="P3">prog objet</text:p>
        </text:list-item>
      </text:list>
      <text:p text:style-name="Standard"/>
      <text:p text:style-name="Standard">chapitre I : Interfaces Graphiques en Clients Lourds</text:p>
      <text:list xml:id="list1080461013" text:style-name="L4">
        <text:list-item>
          <text:p text:style-name="P4">généralités sur les interfaces graphiques : SWING</text:p>
        </text:list-item>
        <text:list-item>
          <text:p text:style-name="P4">Affichage d'une fenêtre</text:p>
        </text:list-item>
        <text:list-item>
          <text:p text:style-name="P4">Classes de base, AWT et SWING</text:p>
        </text:list-item>
        <text:list-item>
          <text:p text:style-name="P4">Placer les composants dans une fenêtre</text:p>
        </text:list-item>
        <text:list-item>
          <text:p text:style-name="P4">Gestion des événements</text:p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  <text:list-item>
          <text:p text:style-name="P4">L'user peut agir à tout moment avec plusieurs objets graphiques, cliquer bouton, choix listes etc..</text:p>
        </text:list-item>
        <text:list-item>
          <text:p text:style-name="P4">l'utilisation de GUI impose une façon particulière de programmer</text:p>
          <text:list>
            <text:list-item>
              <text:p text:style-name="P4">les actions des users engendrent des événements qui sont mis dans une liste d'attente</text:p>
            </text:list-item>
            <text:list-item>
              <text:p text:style-name="P4">le programme récupère un à un ces events</text:p>
            </text:list-item>
            <text:list-item>
              <text:p text:style-name="P4">les framework offrent des facilités pour gérer la file</text:p>
            </text:list-item>
            <text:list-item>
              <text:p text:style-name="P4">en particuliers associer les events au comportement associé</text:p>
            </text:list-item>
          </text:list>
        </text:list-item>
        <text:list-item>
          <text:p text:style-name="P4">le JDK utilise une architecture de type observer-observé</text:p>
          <text:list>
            <text:list-item>
              <text:p text:style-name="P4">tous les compo graph sont observés</text:p>
            </text:list-item>
            <text:list-item>
              <text:p text:style-name="P4">chacun des ces compo ont des observer qui réagissent au comportement de l'observé</text:p>
            </text:list-item>
            <text:list-item>
              <text:p text:style-name="P4"><text:s/></text:p>
            </text:list-item>
          </text:list>
        </text:list-item>
      </text:list>
      <text:p text:style-name="Standard"/>
      <text:p text:style-name="Standard">depusi JDK 6 affichage d'une image en attendant l'affichage de la fenêtre</text:p>
      <text:p text:style-name="Standard">java -splash:image.jpg Main </text:p>
      <text:p text:style-name="Standard">Dans un jar on indique le splash dans le manifeste</text:p>
      <text:p text:style-name="Standard"/>
      <text:p text:style-name="Standard"/>
      <text:p text:style-name="P7"/>
      <text:p text:style-name="Standard">17/10/12</text:p>
      <text:p text:style-name="Standard"/>
      <text:p text:style-name="Standard">Controleur.java Servlet</text:p>
      <text:p text:style-name="Standard">jsp : fichier de servlet</text:p>
      <text:p text:style-name="Standard"/>
      <text:p text:style-name="Standard">recup session </text:p>
      <text:p text:style-name="Standard">recup « Monpanier »</text:p>
      <text:p text:style-name="Standard"><text:soft-page-break/>si null, new panier</text:p>
      <text:p text:style-name="Standard"/>
      <text:p text:style-name="Standard">String action=getParameter(« action »){</text:p>
      <text:p text:style-name="Standard">if(« lister ».equals(action)){</text:p>
      <text:p text:style-name="Standard"><text:tab/>String format = request.getParameter(« format ») :</text:p>
      <text:p text:style-name="Standard"><text:tab/>« HTML ».forward(« /WEB-INF/pans/affichePanier.jsp »)</text:p>
      <text:p text:style-name="Standard"><text:tab/>PDF.forward(« /fichier.pdf ») // le fichier sera dans web.xml</text:p>
      <text:p text:style-name="Standard">}</text:p>
      <text:p text:style-name="Standard">else if (« ajouter ».equals(action)){</text:p>
      <text:p text:style-name="Standard"><text:tab/>List&lt;String&gt; prods = getParameter(« produit »).</text:p>
      <text:p text:style-name="Standard"><text:tab/>for(String id = prods){</text:p>
      <text:p text:style-name="Standard"><text:tab/>panier.ajouter(id) ;</text:p>
      <text:p text:style-name="Standard">}</text:p>
      <text:p text:style-name="Standard">forward(« /.../finAjout.jsp) ;</text:p>
      <text:p text:style-name="Standard"/>
      <text:p text:style-name="Standard">Vues : </text:p>
      <text:list xml:id="list1477949926" text:style-name="L5">
        <text:list-item>
          <text:p text:style-name="P5">jsp : includes entêtes automatique(web.xml). Gère les affichage , les vues</text:p>
          <text:list>
            <text:list-item>
              <text:p text:style-name="P5">JSTL+EL.${produit.Description} // JSTL : permet de créer ses propres balises</text:p>
              <text:list>
                <text:list-item>
                  <text:p text:style-name="P5">&lt;img src = « ./images/logo.png » // webContent</text:p>
                </text:list-item>
              </text:list>
            </text:list-item>
          </text:list>
        </text:list-item>
        <text:list-item>
          <text:p text:style-name="P5">servlet : controleur</text:p>
        </text:list-item>
      </text:list>
      <text:p text:style-name="Standard"/>
      <text:p text:style-name="Standard">modèle :</text:p>
      <text:p text:style-name="Standard"><text:tab/>POJO</text:p>
      <text:p text:style-name="Standard"><text:tab/>modèle.* //doit gérer les panier, il est nécessaire de définir ce qu'est un panier</text:p>
      <text:p text:style-name="Standard"><text:tab/><text:tab/>Produit</text:p>
      <text:p text:style-name="Standard"><text:tab/><text:tab/>Panier</text:p>
      <text:p text:style-name="Standard"><text:tab/><text:tab/>ArticlePanier // produit+quantité</text:p>
      <text:p text:style-name="Standard"><text:tab/>dao.*</text:p>
      <text:p text:style-name="Standard"><text:tab/><text:tab/>ProduitDao // permet de récupérer tous les produits de la classe produit ; java pur ; <text:tab/><text:tab/><text:tab/><text:tab/>interface</text:p>
      <text:p text:style-name="Standard"><text:tab/><text:tab/><text:tab/><text:tab/>créer une DAOException</text:p>
      <text:p text:style-name="Standard"><text:tab/><text:tab/><text:tab/>getProduit()</text:p>
      <text:p text:style-name="Standard"><text:tab/><text:tab/><text:tab/>getProduitById(id)</text:p>
      <text:p text:style-name="Standard"/>
      <text:p text:style-name="Standard">au démarrage du controleur , il aura un ProduitDao comme interface et activera celle qui ira avec les SGBD</text:p>
      <text:p text:style-name="Standard"/>
      <text:list xml:id="list792393528" text:style-name="L6">
        <text:list-item>
          <text:p text:style-name="P6">webContent</text:p>
          <text:list>
            <text:list-item>
              <text:p text:style-name="P6">images</text:p>
            </text:list-item>
            <text:list-item>
              <text:p text:style-name="P6">META-INF</text:p>
            </text:list-item>
            <text:list-item>
              <text:p text:style-name="P6">WEB-INF</text:p>
              <text:list>
                <text:list-item>
                  <text:p text:style-name="P6">jspf : vues</text:p>
                </text:list-item>
                <text:list-item>
                  <text:p text:style-name="P6">lib</text:p>
                </text:list-item>
                <text:list-item>
                  <text:p text:style-name="P6">pages : ajoutproduit.java, etc...</text:p>
                </text:list-item>
                <text:list-item>
                  <text:p text:style-name="P6">web.xml </text:p>
                  <text:list>
                    <text:list-item>
                      <text:p text:style-name="P6">mettre dedans un url-pattern, pour lui dire que dans un fichier qui termine par .jsp, il devra aller le chercher dans le dossier des jsp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3:55:56</meta:creation-date>
    <dc:date>2012-10-17T15:03:01</dc:date>
    <dc:creator>Whoopgap </dc:creator>
    <meta:editing-duration>PT2H6M36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2" meta:paragraph-count="78" meta:word-count="444" meta:character-count="2747" meta:non-whitespace-character-count="2381"/>
  </office:meta>
</office:document-meta>
</file>